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244d3c"/>
    </style:style>
    <style:style style:name="P2" style:family="paragraph" style:parent-style-name="Text_20_body">
      <style:text-properties officeooo:rsid="002aee5f" officeooo:paragraph-rsid="002aee5f"/>
    </style:style>
    <style:style style:name="P3" style:family="paragraph" style:parent-style-name="Text_20_body">
      <style:paragraph-properties fo:break-before="page"/>
      <style:text-properties officeooo:paragraph-rsid="002aee5f"/>
    </style:style>
    <style:style style:name="P4" style:family="paragraph" style:parent-style-name="Heading_20_3">
      <style:text-properties officeooo:paragraph-rsid="002aee5f"/>
    </style:style>
    <style:style style:name="P5" style:family="paragraph" style:parent-style-name="Standard">
      <style:text-properties officeooo:paragraph-rsid="002aee5f"/>
    </style:style>
    <style:style style:name="P6" style:family="paragraph" style:parent-style-name="Text_20_body">
      <style:text-properties officeooo:paragraph-rsid="002aee5f"/>
    </style:style>
    <style:style style:name="P7" style:family="paragraph" style:parent-style-name="Text_20_body">
      <style:text-properties officeooo:paragraph-rsid="002ca061"/>
    </style:style>
    <style:style style:name="P8" style:family="paragraph" style:parent-style-name="Heading_20_3">
      <style:text-properties officeooo:rsid="0014609b" officeooo:paragraph-rsid="002aee5f"/>
    </style:style>
    <style:style style:name="P9" style:family="paragraph" style:parent-style-name="Text_20_body">
      <style:text-properties officeooo:rsid="0014609b" officeooo:paragraph-rsid="002aee5f"/>
    </style:style>
    <style:style style:name="P10" style:family="paragraph" style:parent-style-name="Heading_20_3">
      <style:paragraph-properties fo:margin-left="0cm" fo:margin-right="0cm" fo:text-indent="0cm" style:auto-text-indent="false"/>
    </style:style>
    <style:style style:name="P11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Heading_20_3">
      <style:paragraph-properties fo:margin-left="0.423cm" fo:margin-right="0cm" fo:text-indent="0cm" style:auto-text-indent="false"/>
    </style:style>
    <style:style style:name="P14" style:family="paragraph" style:parent-style-name="Heading_20_4">
      <style:paragraph-properties fo:margin-left="0.423cm" fo:margin-right="0cm" fo:text-indent="0cm" style:auto-text-indent="false"/>
    </style:style>
    <style:style style:name="P15" style:family="paragraph" style:parent-style-name="Standard">
      <style:text-properties fo:font-size="15pt" fo:font-weight="bold" officeooo:paragraph-rsid="002aee5f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Heading_20_1">
      <style:text-properties officeooo:rsid="002aee5f" officeooo:paragraph-rsid="002aee5f"/>
    </style:style>
    <style:style style:name="P18" style:family="paragraph" style:parent-style-name="Heading_20_1">
      <style:paragraph-properties fo:break-before="page"/>
      <style:text-properties officeooo:rsid="002aee5f" officeooo:paragraph-rsid="002aee5f"/>
    </style:style>
    <style:style style:name="P19" style:family="paragraph" style:parent-style-name="Heading_20_1" style:list-style-name="">
      <style:text-properties officeooo:rsid="002ca061" officeooo:paragraph-rsid="002ca061"/>
    </style:style>
    <style:style style:name="P20" style:family="paragraph" style:parent-style-name="Heading_20_1">
      <style:paragraph-properties fo:break-before="page"/>
      <style:text-properties officeooo:rsid="002ca061" officeooo:paragraph-rsid="002ca061"/>
    </style:style>
    <style:style style:name="P21" style:family="paragraph" style:parent-style-name="Heading_20_1">
      <style:text-properties officeooo:rsid="002ca061" officeooo:paragraph-rsid="002ca061"/>
    </style:style>
    <style:style style:name="P22" style:family="paragraph" style:parent-style-name="Heading_20_1">
      <style:text-properties officeooo:paragraph-rsid="002ca061"/>
    </style:style>
    <style:style style:name="P23" style:family="paragraph" style:parent-style-name="Heading_20_1">
      <style:paragraph-properties fo:break-before="page"/>
      <style:text-properties officeooo:paragraph-rsid="002ca061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2">
      <style:paragraph-properties fo:margin-left="0cm" fo:margin-right="0cm" fo:text-indent="0cm" style:auto-text-indent="false"/>
    </style:style>
    <style:style style:name="P2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29" style:family="paragraph" style:parent-style-name="Text_20_body" style:list-style-name="L3">
      <style:paragraph-properties fo:margin-left="0cm" fo:margin-right="0cm" fo:text-indent="0cm" style:auto-text-indent="false"/>
    </style:style>
    <style:style style:name="P30" style:family="paragraph" style:parent-style-name="Text_20_body">
      <style:text-properties officeooo:paragraph-rsid="002aee5f" loext:padding="0cm" loext:border="none"/>
    </style:style>
    <style:style style:name="P3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2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3" style:family="paragraph" style:parent-style-name="Text_20_body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5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3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7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38" style:family="paragraph" style:parent-style-name="Text_20_body" style:list-style-name="L6">
      <style:paragraph-properties fo:margin-left="0cm" fo:margin-right="0cm" fo:margin-top="0cm" fo:margin-bottom="0.106cm" style:contextual-spacing="false" fo:text-indent="0cm" style:auto-text-indent="false"/>
    </style:style>
    <style:style style:name="P3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40" style:family="paragraph" style:parent-style-name="Text_20_body" style:list-style-name="L7">
      <style:paragraph-properties fo:margin-left="0cm" fo:margin-right="0cm" fo:margin-top="0cm" fo:margin-bottom="0.106cm" style:contextual-spacing="false" fo:text-indent="0cm" style:auto-text-indent="false"/>
    </style:style>
    <style:style style:name="P4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43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4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45" style:family="paragraph" style:parent-style-name="Text_20_body" style:list-style-name="L10"/>
    <style:style style:name="P46" style:family="paragraph" style:parent-style-name="Text_20_body" style:list-style-name="L10">
      <style:paragraph-properties fo:margin-top="0cm" fo:margin-bottom="0cm" style:contextual-spacing="false"/>
    </style:style>
    <style:style style:name="P47" style:family="paragraph" style:parent-style-name="Text_20_body" style:list-style-name="L11"/>
    <style:style style:name="P48" style:family="paragraph" style:parent-style-name="Text_20_body" style:list-style-name="L11">
      <style:paragraph-properties fo:margin-top="0cm" fo:margin-bottom="0cm" style:contextual-spacing="false"/>
    </style:style>
    <style:style style:name="P49" style:family="paragraph" style:parent-style-name="Text_20_body" style:list-style-name="L12"/>
    <style:style style:name="P50" style:family="paragraph" style:parent-style-name="Text_20_body" style:list-style-name="L13"/>
    <style:style style:name="P51" style:family="paragraph" style:parent-style-name="Text_20_body" style:list-style-name="L13">
      <style:paragraph-properties fo:margin-top="0cm" fo:margin-bottom="0cm" style:contextual-spacing="false"/>
    </style:style>
    <style:style style:name="P52" style:family="paragraph" style:parent-style-name="Text_20_body" style:list-style-name="L14"/>
    <style:style style:name="P53" style:family="paragraph" style:parent-style-name="Text_20_body" style:list-style-name="L15"/>
    <style:style style:name="P54" style:family="paragraph" style:parent-style-name="Text_20_body" style:list-style-name="L15">
      <style:paragraph-properties fo:margin-top="0cm" fo:margin-bottom="0cm" style:contextual-spacing="false"/>
    </style:style>
    <style:style style:name="P55" style:family="paragraph" style:parent-style-name="Text_20_body" style:list-style-name="L16"/>
    <style:style style:name="P56" style:family="paragraph" style:parent-style-name="Text_20_body" style:list-style-name="L17"/>
    <style:style style:name="P57" style:family="paragraph" style:parent-style-name="Text_20_body" style:list-style-name="L17">
      <style:paragraph-properties fo:margin-top="0cm" fo:margin-bottom="0cm" style:contextual-spacing="false"/>
    </style:style>
    <style:style style:name="P58" style:family="paragraph" style:parent-style-name="Text_20_body" style:list-style-name="L18"/>
    <style:style style:name="P59" style:family="paragraph" style:parent-style-name="Text_20_body" style:list-style-name="L19"/>
    <style:style style:name="P60" style:family="paragraph" style:parent-style-name="Text_20_body" style:list-style-name="L19">
      <style:paragraph-properties fo:margin-top="0cm" fo:margin-bottom="0cm" style:contextual-spacing="false"/>
    </style:style>
    <style:style style:name="P61" style:family="paragraph" style:parent-style-name="Text_20_body" style:list-style-name="L20"/>
    <style:style style:name="P62" style:family="paragraph" style:parent-style-name="Text_20_body" style:list-style-name="L21"/>
    <style:style style:name="P63" style:family="paragraph" style:parent-style-name="Text_20_body" style:list-style-name="L21">
      <style:paragraph-properties fo:margin-top="0cm" fo:margin-bottom="0cm" style:contextual-spacing="false"/>
    </style:style>
    <style:style style:name="P64" style:family="paragraph" style:parent-style-name="Text_20_body" style:list-style-name="L22"/>
    <style:style style:name="P65" style:family="paragraph" style:parent-style-name="Text_20_body" style:list-style-name="L23"/>
    <style:style style:name="P66" style:family="paragraph" style:parent-style-name="Text_20_body" style:list-style-name="L23">
      <style:paragraph-properties fo:margin-top="0cm" fo:margin-bottom="0cm" style:contextual-spacing="false"/>
    </style:style>
    <style:style style:name="P67" style:family="paragraph" style:parent-style-name="Text_20_body" style:list-style-name="L24"/>
    <style:style style:name="P68" style:family="paragraph" style:parent-style-name="Text_20_body" style:list-style-name="L25"/>
    <style:style style:name="P69" style:family="paragraph" style:parent-style-name="Text_20_body" style:list-style-name="L25">
      <style:paragraph-properties fo:margin-top="0cm" fo:margin-bottom="0cm" style:contextual-spacing="false"/>
    </style:style>
    <style:style style:name="P70" style:family="paragraph" style:parent-style-name="Text_20_body" style:list-style-name="L26"/>
    <style:style style:name="P71" style:family="paragraph" style:parent-style-name="Text_20_body" style:list-style-name="L26">
      <style:paragraph-properties fo:margin-top="0cm" fo:margin-bottom="0cm" style:contextual-spacing="false"/>
    </style:style>
    <style:style style:name="P72" style:family="paragraph" style:parent-style-name="Text_20_body" style:list-style-name="L27"/>
    <style:style style:name="P73" style:family="paragraph" style:parent-style-name="Text_20_body" style:list-style-name="L27">
      <style:paragraph-properties fo:margin-top="0cm" fo:margin-bottom="0cm" style:contextual-spacing="false"/>
    </style:style>
    <style:style style:name="P74" style:family="paragraph" style:parent-style-name="Text_20_body" style:list-style-name="L28"/>
    <style:style style:name="P75" style:family="paragraph" style:parent-style-name="Text_20_body" style:list-style-name="L28">
      <style:paragraph-properties fo:margin-top="0cm" fo:margin-bottom="0cm" style:contextual-spacing="false"/>
    </style:style>
    <style:style style:name="P76" style:family="paragraph" style:parent-style-name="Text_20_body" style:list-style-name="L29"/>
    <style:style style:name="P77" style:family="paragraph" style:parent-style-name="Text_20_body" style:list-style-name="L29">
      <style:paragraph-properties fo:margin-left="0cm" fo:margin-right="0cm" fo:text-indent="0cm" style:auto-text-indent="false"/>
    </style:style>
    <style:style style:name="P78" style:family="paragraph" style:parent-style-name="Text_20_body" style:list-style-name="L29">
      <style:paragraph-properties fo:margin-left="0cm" fo:margin-right="0cm" fo:orphans="1" fo:text-indent="0cm" style:auto-text-indent="false"/>
    </style:style>
    <style:style style:name="P79" style:family="paragraph" style:parent-style-name="Text_20_body" style:list-style-name="L30">
      <style:paragraph-properties fo:margin-left="0cm" fo:margin-right="0cm" fo:orphans="1" fo:text-indent="0cm" style:auto-text-indent="false"/>
    </style:style>
    <style:style style:name="P80" style:family="paragraph" style:parent-style-name="Text_20_body" style:list-style-name="L30"/>
    <style:style style:name="P81" style:family="paragraph" style:parent-style-name="Text_20_body" style:list-style-name="L30">
      <style:paragraph-properties fo:margin-left="0cm" fo:margin-right="0cm" fo:text-indent="0cm" style:auto-text-indent="false"/>
    </style:style>
    <style:style style:name="P82" style:family="paragraph" style:parent-style-name="Text_20_body" style:list-style-name="L31"/>
    <style:style style:name="P83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84" style:family="paragraph" style:parent-style-name="Text_20_body" style:list-style-name="L32">
      <style:paragraph-properties fo:margin-left="0cm" fo:margin-right="0cm" fo:text-indent="0cm" style:auto-text-indent="false"/>
    </style:style>
    <style:style style:name="P85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86" style:family="paragraph" style:parent-style-name="Text_20_body" style:list-style-name="L33">
      <style:paragraph-properties fo:margin-left="0cm" fo:margin-right="0cm" fo:text-indent="0cm" style:auto-text-indent="false"/>
    </style:style>
    <style:style style:name="P87" style:family="paragraph" style:parent-style-name="Text_20_body" style:list-style-name="L34">
      <style:paragraph-properties fo:margin-left="0cm" fo:margin-right="0cm" fo:text-indent="0cm" style:auto-text-indent="false"/>
    </style:style>
    <style:style style:name="P88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89" style:family="paragraph" style:parent-style-name="Text_20_body" style:list-style-name="L35">
      <style:paragraph-properties fo:margin-left="0cm" fo:margin-right="0cm" fo:text-indent="0cm" style:auto-text-indent="false"/>
    </style:style>
    <style:style style:name="P90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91" style:family="paragraph" style:parent-style-name="Text_20_body" style:list-style-name="L36">
      <style:paragraph-properties fo:margin-left="0cm" fo:margin-right="0cm" fo:text-indent="0cm" style:auto-text-indent="false"/>
    </style:style>
    <style:style style:name="T1" style:family="text">
      <style:text-properties officeooo:rsid="0028a5b2"/>
    </style:style>
    <style:style style:name="T2" style:family="text">
      <style:text-properties officeooo:rsid="002a6a00"/>
    </style:style>
    <style:style style:name="T3" style:family="text">
      <style:text-properties officeooo:rsid="002aee5f"/>
    </style:style>
    <style:style style:name="T4" style:family="text">
      <style:text-properties loext:padding="0cm" loext:border="none"/>
    </style:style>
    <style:style style:name="T5" style:family="text">
      <style:text-properties officeooo:rsid="002ca061"/>
    </style:style>
    <style:style style:name="T6" style:family="text">
      <style:text-properties officeooo:rsid="002e031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<text:span text:style-name="T1">3</text:span> – Capítulo <text:span text:style-name="T6">6</text:span> </text:p>
      <text:p text:style-name="P1"><text:s/><text:span text:style-name="T3">Antibichos (opinión de las I</text:span><text:span text:style-name="T5">IAA</text:span><text:span text:style-name="T3">)<text:line-break/></text:span></text:p>
      <text:p text:style-name="P15">PROMPT:</text:p>
      <text:p text:style-name="P5"><text:line-break/>Dame un listado de antivirus actuales para windows y tu opinión y recomendación sobre ellos. Identifica los que sean libres y de pago. </text:p>
      <text:p text:style-name="P5"/>
      <text:h text:style-name="P17" text:outline-level="1">QWEN</text:h>
      <text:p text:style-name="P6">Claro, aquí tienes un listado de algunos de los antivirus más populares y actuales para Windows, divididos en opciones gratuitas y de pago. También incluiré una breve descripción y mi opinión/recomendación sobre cada uno:</text:p>
      <text:p text:style-name="Horizontal_20_Line"/>
      <text:h text:style-name="P10" text:outline-level="3"><text:span text:style-name="Strong_20_Emphasis">Antivirus Gratuitos:</text:span></text:h>
      <text:list text:style-name="L1">
        <text:list-item>
          <text:p text:style-name="P24"><text:span text:style-name="Strong_20_Emphasis">Windows Defender (Incluido en Windows 10/11)</text:span></text:p>
          <text:list>
            <text:list-item>
              <text:p text:style-name="P25"><text:span text:style-name="Strong_20_Emphasis">Descripción </text:span>: Antivirus integrado en Windows que ofrece protección básica contra malware, virus y amenazas en tiempo real.</text:p>
            </text:list-item>
            <text:list-item>
              <text:p text:style-name="P25"><text:span text:style-name="Strong_20_Emphasis">Opinión </text:span>: Es suficiente para usuarios caseros que no necesitan características avanzadas. Está optimizado para el rendimiento del sistema y recibe actualizaciones constantes.</text:p>
            </text:list-item>
            <text:list-item>
              <text:p text:style-name="P25"><text:span text:style-name="Strong_20_Emphasis">Recomendación </text:span>: Ideal si buscas algo sencillo y gratuito sin comprometer demasiado el rendimiento.</text:p>
            </text:list-item>
          </text:list>
        </text:list-item>
        <text:list-item>
          <text:p text:style-name="P24"><text:span text:style-name="Strong_20_Emphasis">Avast Free Antivirus</text:span></text:p>
          <text:list>
            <text:list-item>
              <text:p text:style-name="P25"><text:span text:style-name="Strong_20_Emphasis">Descripción </text:span>: Ofrece protección básica contra malware, además de herramientas adicionales como un firewall y un navegador seguro.</text:p>
            </text:list-item>
            <text:list-item>
              <text:p text:style-name="P25"><text:span text:style-name="Strong_20_Emphasis">Opinión </text:span>: Es efectivo, pero algunas críticas apuntan a que puede ser intrusivo con publicidad y solicitudes para actualizar a la versión de pago.</text:p>
            </text:list-item>
            <text:list-item>
              <text:p text:style-name="P25"><text:span text:style-name="Strong_20_Emphasis">Recomendación </text:span>: Bueno para principiantes, pero ten cuidado con las notificaciones persistentes.</text:p>
            </text:list-item>
          </text:list>
        </text:list-item>
        <text:list-item>
          <text:p text:style-name="P24"><text:span text:style-name="Strong_20_Emphasis">AVG AntiVirus FREE</text:span></text:p>
          <text:list>
            <text:list-item>
              <text:p text:style-name="P25"><text:span text:style-name="Strong_20_Emphasis">Descripción </text:span>: Similar a Avast, AVG ofrece protección básica contra malware y funciones adicionales como escaneo en la nube.</text:p>
            </text:list-item>
            <text:list-item>
              <text:p text:style-name="P25"><text:span text:style-name="Strong_20_Emphasis">Opinión </text:span>: Funciona bien, pero también incluye publicidad y promociones para la versión de pago.</text:p>
            </text:list-item>
            <text:list-item>
              <text:p text:style-name="P25"><text:span text:style-name="Strong_20_Emphasis">Recomendación </text:span>: Una opción sólida si no te molesta la presencia de anuncios.</text:p>
            </text:list-item>
          </text:list>
        </text:list-item>
        <text:list-item>
          <text:p text:style-name="P24"><text:span text:style-name="Strong_20_Emphasis">Malwarebytes Free</text:span></text:p>
          <text:list>
            <text:list-item>
              <text:p text:style-name="P25"><text:soft-page-break/><text:span text:style-name="Strong_20_Emphasis">Descripción </text:span>: Focado principalmente en la eliminación de malware, ofrece un escáner manual pero no protección en tiempo real.</text:p>
            </text:list-item>
            <text:list-item>
              <text:p text:style-name="P25"><text:span text:style-name="Strong_20_Emphasis">Opinión </text:span>: Excelente para eliminar infecciones difíciles, pero no reemplaza completamente un antivirus tradicional.</text:p>
            </text:list-item>
            <text:list-item>
              <text:p text:style-name="P25"><text:span text:style-name="Strong_20_Emphasis">Recomendación </text:span>: Úsalo como complemento a otro antivirus principal.</text:p>
            </text:list-item>
          </text:list>
        </text:list-item>
        <text:list-item>
          <text:p text:style-name="P24"><text:span text:style-name="Strong_20_Emphasis">Bitdefender Antivirus Free Edition</text:span></text:p>
          <text:list>
            <text:list-item>
              <text:p text:style-name="P25"><text:span text:style-name="Strong_20_Emphasis">Descripción </text:span>: Proporciona protección básica contra virus y malware con un impacto mínimo en el rendimiento del sistema.</text:p>
            </text:list-item>
            <text:list-item>
              <text:p text:style-name="P25"><text:span text:style-name="Strong_20_Emphasis">Opinión </text:span>: Bitdefender es conocido por su alta efectividad; esta versión gratuita es una excelente opción para quienes no necesitan características avanzadas.</text:p>
            </text:list-item>
            <text:list-item>
              <text:p text:style-name="P25"><text:span text:style-name="Strong_20_Emphasis">Recomendación </text:span>: Muy recomendable si buscas algo confiable y ligero.</text:p>
            </text:list-item>
          </text:list>
        </text:list-item>
        <text:list-item>
          <text:p text:style-name="P24"><text:span text:style-name="Strong_20_Emphasis">Kaspersky Free Antivirus</text:span></text:p>
          <text:list>
            <text:list-item>
              <text:p text:style-name="P25"><text:span text:style-name="Strong_20_Emphasis">Descripción </text:span>: Protección básica contra virus y malware con un motor de detección eficiente.</text:p>
            </text:list-item>
            <text:list-item>
              <text:p text:style-name="P25"><text:span text:style-name="Strong_20_Emphasis">Opinión </text:span>: Kaspersky es reconocido por su tecnología avanzada; esta versión gratuita es robusta y fácil de usar.</text:p>
            </text:list-item>
            <text:list-item>
              <text:p text:style-name="P24"><text:span text:style-name="Strong_20_Emphasis">Recomendación </text:span>: Ideal para usuarios que quieren una solución gratuita confiable.</text:p>
            </text:list-item>
          </text:list>
        </text:list-item>
      </text:list>
      <text:p text:style-name="Horizontal_20_Line"/>
      <text:h text:style-name="P10" text:outline-level="3"><text:span text:style-name="Strong_20_Emphasis">Antivirus de Pago:</text:span></text:h>
      <text:list text:style-name="L2">
        <text:list-item>
          <text:p text:style-name="P26"><text:span text:style-name="Strong_20_Emphasis">Norton 360</text:span></text:p>
          <text:list>
            <text:list-item>
              <text:p text:style-name="P27"><text:span text:style-name="Strong_20_Emphasis">Descripción </text:span>: Ofrece protección avanzada contra malware, phishing, ransomware y otras amenazas, además de funciones como copia de seguridad en la nube y VPN.</text:p>
            </text:list-item>
            <text:list-item>
              <text:p text:style-name="P27"><text:span text:style-name="Strong_20_Emphasis">Opinión </text:span>: Norton es muy completo y fácil de usar, aunque puede ser caro en comparación con otras opciones.</text:p>
            </text:list-item>
            <text:list-item>
              <text:p text:style-name="P27"><text:span text:style-name="Strong_20_Emphasis">Recomendación </text:span>: Perfecto para usuarios que necesitan una solución integral y están dispuestos a pagar por ella.</text:p>
            </text:list-item>
          </text:list>
        </text:list-item>
        <text:list-item>
          <text:p text:style-name="P26"><text:span text:style-name="Strong_20_Emphasis">Bitdefender Total Security</text:span></text:p>
          <text:list>
            <text:list-item>
              <text:p text:style-name="P27"><text:span text:style-name="Strong_20_Emphasis">Descripción </text:span>: Incluye protección contra malware, control parental, administrador de contraseñas, optimización del sistema y protección de cámara web.</text:p>
            </text:list-item>
            <text:list-item>
              <text:p text:style-name="P27"><text:span text:style-name="Strong_20_Emphasis">Opinión </text:span>: Bitdefender es uno de los mejores en términos de rendimiento y facilidad de uso.</text:p>
            </text:list-item>
            <text:list-item>
              <text:p text:style-name="P27"><text:span text:style-name="Strong_20_Emphasis">Recomendación </text:span>: Altamente recomendado si buscas una solución completa y confiable.</text:p>
            </text:list-item>
          </text:list>
        </text:list-item>
        <text:list-item>
          <text:p text:style-name="P26"><text:span text:style-name="Strong_20_Emphasis">Kaspersky Total Security</text:span></text:p>
          <text:list>
            <text:list-item>
              <text:p text:style-name="P27"><text:span text:style-name="Strong_20_Emphasis">Descripción </text:span>: Ofrece protección avanzada contra todo tipo de amenazas, junto con herramientas adicionales como cifrado de archivos y administrador de contraseñas.</text:p>
            </text:list-item>
            <text:list-item>
              <text:p text:style-name="P27"><text:span text:style-name="Strong_20_Emphasis">Opinión </text:span>: Kaspersky es conocido por su eficacia y esta versión incluye muchas características útiles.</text:p>
            </text:list-item>
            <text:list-item>
              <text:p text:style-name="P27"><text:span text:style-name="Strong_20_Emphasis">Recomendación </text:span>: Ideal para usuarios que valoran la seguridad integral.</text:p>
            </text:list-item>
          </text:list>
        </text:list-item>
        <text:list-item>
          <text:p text:style-name="P26"><text:span text:style-name="Strong_20_Emphasis">McAfee Total Protection</text:span></text:p>
          <text:list>
            <text:list-item>
              <text:p text:style-name="P27"><text:soft-page-break/><text:span text:style-name="Strong_20_Emphasis">Descripción </text:span>: Incluye protección contra malware, copia de seguridad en la nube, administrador de contraseñas y protección de identidad.</text:p>
            </text:list-item>
            <text:list-item>
              <text:p text:style-name="P27"><text:span text:style-name="Strong_20_Emphasis">Opinión </text:span>: McAfee ha mejorado mucho en los últimos años, pero sigue siendo menos popular que otros líderes del mercado.</text:p>
            </text:list-item>
            <text:list-item>
              <text:p text:style-name="P27"><text:span text:style-name="Strong_20_Emphasis">Recomendación </text:span>: Buena opción si encuentras ofertas o descuentos.</text:p>
            </text:list-item>
          </text:list>
        </text:list-item>
        <text:list-item>
          <text:p text:style-name="P26"><text:span text:style-name="Strong_20_Emphasis">Trend Micro Maximum Security</text:span></text:p>
          <text:list>
            <text:list-item>
              <text:p text:style-name="P27"><text:span text:style-name="Strong_20_Emphasis">Descripción </text:span>: Proporciona protección contra malware, phishing, ransomware y otras amenazas, además de herramientas como administrador de contraseñas y protección de privacidad.</text:p>
            </text:list-item>
            <text:list-item>
              <text:p text:style-name="P27"><text:span text:style-name="Strong_20_Emphasis">Opinión </text:span>: Trend Micro es conocido por su enfoque en la seguridad empresarial, pero también ofrece soluciones sólidas para usuarios domésticos.</text:p>
            </text:list-item>
            <text:list-item>
              <text:p text:style-name="P27"><text:span text:style-name="Strong_20_Emphasis">Recomendación </text:span>: Recomendado para aquellos que buscan una solución equilibrada entre seguridad y funcionalidad.</text:p>
            </text:list-item>
          </text:list>
        </text:list-item>
        <text:list-item>
          <text:p text:style-name="P26"><text:span text:style-name="Strong_20_Emphasis">ESET Internet Security</text:span></text:p>
          <text:list>
            <text:list-item>
              <text:p text:style-name="P27"><text:span text:style-name="Strong_20_Emphasis">Descripción </text:span>: Ofrece protección contra malware, redes Wi-Fi inseguras, phishing y otras amenazas, con un impacto mínimo en el rendimiento del sistema.</text:p>
            </text:list-item>
            <text:list-item>
              <text:p text:style-name="P27"><text:span text:style-name="Strong_20_Emphasis">Opinión </text:span>: ESET es conocido por su ligereza y efectividad, aunque puede carecer de algunas características avanzadas.</text:p>
            </text:list-item>
            <text:list-item>
              <text:p text:style-name="P26"><text:span text:style-name="Strong_20_Emphasis">Recomendación </text:span>: Ideal para usuarios que priorizan el rendimiento del sistema.</text:p>
            </text:list-item>
          </text:list>
        </text:list-item>
      </text:list>
      <text:p text:style-name="Horizontal_20_Line"/>
      <text:h text:style-name="P10" text:outline-level="3"><text:span text:style-name="Strong_20_Emphasis">Conclusión y Recomendación General:</text:span></text:h>
      <text:list text:style-name="L3">
        <text:list-item>
          <text:p text:style-name="P28"><text:span text:style-name="Strong_20_Emphasis">Para usuarios caseros que buscan algo gratuito </text:span>: Windows Defender es una excelente opción debido a su integración nativa y bajo impacto en el rendimiento. Si prefieres algo más potente, considera Kaspersky Free o Bitdefender Free.</text:p>
        </text:list-item>
        <text:list-item>
          <text:p text:style-name="P28"><text:span text:style-name="Strong_20_Emphasis">Para usuarios que necesitan una solución más avanzada </text:span>: Bitdefender Total Security y Kaspersky Total Security son las mejores opciones, ya que ofrecen una combinación excepcional de seguridad, rendimiento y características adicionales.</text:p>
        </text:list-item>
        <text:list-item>
          <text:p text:style-name="P29"><text:span text:style-name="Strong_20_Emphasis">Para presupuestos ajustados </text:span>: Busca ofertas o descuentos en productos de pago, ya que a menudo se pueden encontrar grandes ahorros durante promociones.</text:p>
        </text:list-item>
      </text:list>
      <text:p text:style-name="P12">Espero que esta información te sea útil para tomar una decisión informada. ¡No dudes en preguntar si necesitas más detalles!</text:p>
      <text:p text:style-name="P6"/>
      <text:p text:style-name="P3"/>
      <text:h text:style-name="P17" text:outline-level="1">HAILUO (MIN-MAX)</text:h>
      <text:p text:style-name="P30">Claro, aquí tienes un listado de algunos de los antivirus más populares para Windows, junto con sus características y mi opinión sobre ellos:</text:p>
      <text:h text:style-name="P11" text:outline-level="3">Antivirus Gratuitos</text:h>
      <text:list text:style-name="L4">
        <text:list-header>
          <text:p text:style-name="P31">1.</text:p>
          <text:p text:style-name="P34"><text:span text:style-name="Strong_20_Emphasis"><text:span text:style-name="T4">Avast Free Antivirus</text:span></text:span></text:p>
          <text:list>
            <text:list-item>
              <text:p text:style-name="P34"><text:span text:style-name="Strong_20_Emphasis"><text:span text:style-name="T4">Características</text:span></text:span><text:span text:style-name="T4">: Ofrece protección básica contra malware, escaneo de correo electrónico, y un navegador seguro.</text:span></text:p>
            </text:list-item>
            <text:list-item>
              <text:p text:style-name="P34"><text:span text:style-name="Strong_20_Emphasis"><text:span text:style-name="T4">Opinión</text:span></text:span><text:span text:style-name="T4">: Es una opción sólida para la protección básica. Sin embargo, la versión gratuita incluye anuncios y ofrece para actualizar a la versión de pago.</text:span></text:p>
            </text:list-item>
            <text:list-item>
              <text:p text:style-name="P34"><text:span text:style-name="Strong_20_Emphasis"><text:span text:style-name="T4">Recomendación</text:span></text:span><text:span text:style-name="T4">: Buena opción para usuarios que buscan una protección básica sin costo.</text:span></text:p>
            </text:list-item>
          </text:list>
          <text:p text:style-name="P31">2.</text:p>
          <text:p text:style-name="P34"><text:span text:style-name="Strong_20_Emphasis"><text:span text:style-name="T4">Avira Free Antivirus</text:span></text:span></text:p>
          <text:list text:continue-numbering="true">
            <text:list-item>
              <text:p text:style-name="P34"><text:span text:style-name="Strong_20_Emphasis"><text:span text:style-name="T4">Características</text:span></text:span><text:span text:style-name="T4">: Incluye protección contra malware, escaneo de archivos, y una VPN limitada.</text:span></text:p>
            </text:list-item>
            <text:list-item>
              <text:p text:style-name="P34"><text:span text:style-name="Strong_20_Emphasis"><text:span text:style-name="T4">Opinión</text:span></text:span><text:span text:style-name="T4">: Ofrece una buena protección básica y es conocido por su bajo impacto en el rendimiento del sistema.</text:span></text:p>
            </text:list-item>
            <text:list-item>
              <text:p text:style-name="P34"><text:span text:style-name="Strong_20_Emphasis"><text:span text:style-name="T4">Recomendación</text:span></text:span><text:span text:style-name="T4">: Ideal para usuarios que buscan una solución ligera y gratuita.</text:span></text:p>
            </text:list-item>
          </text:list>
          <text:p text:style-name="P31">3.</text:p>
          <text:p text:style-name="P34"><text:span text:style-name="Strong_20_Emphasis"><text:span text:style-name="T4">Bitdefender Antivirus Free Edition</text:span></text:span></text:p>
          <text:list text:continue-numbering="true">
            <text:list-item>
              <text:p text:style-name="P34"><text:span text:style-name="Strong_20_Emphasis"><text:span text:style-name="T4">Características</text:span></text:span><text:span text:style-name="T4">: Ofrece protección en tiempo real contra amenazas, escaneo automático y protección contra phishing.</text:span></text:p>
            </text:list-item>
            <text:list-item>
              <text:p text:style-name="P34"><text:span text:style-name="Strong_20_Emphasis"><text:span text:style-name="T4">Opinión</text:span></text:span><text:span text:style-name="T4">: Es una de las opciones más ligeras y efectivas en el mercado gratuito.</text:span></text:p>
            </text:list-item>
            <text:list-item>
              <text:p text:style-name="P34"><text:span text:style-name="Strong_20_Emphasis"><text:span text:style-name="T4">Recomendación</text:span></text:span><text:span text:style-name="T4">: Recomendado para usuarios que buscan una protección sólida sin complicaciones.</text:span></text:p>
            </text:list-item>
          </text:list>
          <text:p text:style-name="P31">4.</text:p>
          <text:p text:style-name="P34"><text:span text:style-name="Strong_20_Emphasis"><text:span text:style-name="T4">Kaspersky Security Cloud Free</text:span></text:span></text:p>
          <text:list text:continue-numbering="true">
            <text:list-item>
              <text:p text:style-name="P34"><text:span text:style-name="Strong_20_Emphasis"><text:span text:style-name="T4">Características</text:span></text:span><text:span text:style-name="T4">: Ofrece protección contra malware, escaneo de archivos, y protección de webcam.</text:span></text:p>
            </text:list-item>
            <text:list-item>
              <text:p text:style-name="P34"><text:span text:style-name="Strong_20_Emphasis"><text:span text:style-name="T4">Opinión</text:span></text:span><text:span text:style-name="T4">: Kaspersky es conocido por su alta efectividad en la detección de amenazas.</text:span></text:p>
            </text:list-item>
            <text:list-item>
              <text:p text:style-name="P35"><text:span text:style-name="Strong_20_Emphasis"><text:span text:style-name="T4">Recomendación</text:span></text:span><text:span text:style-name="T4">: Buena opción para usuarios que buscan una protección confiable y gratuita.</text:span></text:p>
            </text:list-item>
          </text:list>
        </text:list-header>
      </text:list>
      <text:h text:style-name="P11" text:outline-level="3">Antivirus de Pago</text:h>
      <text:list text:style-name="L5">
        <text:list-header>
          <text:p text:style-name="P32">1.</text:p>
          <text:p text:style-name="P36"><text:span text:style-name="Strong_20_Emphasis"><text:span text:style-name="T4">Norton 360</text:span></text:span></text:p>
          <text:list>
            <text:list-item>
              <text:p text:style-name="P36"><text:span text:style-name="Strong_20_Emphasis"><text:span text:style-name="T4">Características</text:span></text:span><text:span text:style-name="T4">: Incluye protección contra malware, VPN, gestor de contraseñas, y respaldo en la nube.</text:span></text:p>
            </text:list-item>
            <text:list-item>
              <text:p text:style-name="P36"><text:span text:style-name="Strong_20_Emphasis"><text:span text:style-name="T4">Opinión</text:span></text:span><text:span text:style-name="T4">: Ofrece una protección integral y es adecuado para usuarios que buscan una solución completa.</text:span></text:p>
            </text:list-item>
            <text:list-item>
              <text:p text:style-name="P36"><text:soft-page-break/><text:span text:style-name="Strong_20_Emphasis"><text:span text:style-name="T4">Recomendación</text:span></text:span><text:span text:style-name="T4">: Recomendado para usuarios que desean una protección completa y están dispuestos a pagar por ella.</text:span></text:p>
            </text:list-item>
          </text:list>
          <text:p text:style-name="P32">2.</text:p>
          <text:p text:style-name="P36"><text:span text:style-name="Strong_20_Emphasis"><text:span text:style-name="T4">McAfee Total Protection</text:span></text:span></text:p>
          <text:list text:continue-numbering="true">
            <text:list-item>
              <text:p text:style-name="P36"><text:span text:style-name="Strong_20_Emphasis"><text:span text:style-name="T4">Características</text:span></text:span><text:span text:style-name="T4">: Ofrece protección contra malware, VPN, seguridad para dispositivos múltiples, y gestor de contraseñas.</text:span></text:p>
            </text:list-item>
            <text:list-item>
              <text:p text:style-name="P36"><text:span text:style-name="Strong_20_Emphasis"><text:span text:style-name="T4">Opinión</text:span></text:span><text:span text:style-name="T4">: Es una opción sólida con una buena gama de características adicionales.</text:span></text:p>
            </text:list-item>
            <text:list-item>
              <text:p text:style-name="P36"><text:span text:style-name="Strong_20_Emphasis"><text:span text:style-name="T4">Recomendación</text:span></text:span><text:span text:style-name="T4">: Ideal para usuarios que necesitan proteger múltiples dispositivos.</text:span></text:p>
            </text:list-item>
          </text:list>
          <text:p text:style-name="P32">3.</text:p>
          <text:p text:style-name="P36"><text:span text:style-name="Strong_20_Emphasis"><text:span text:style-name="T4">Bitdefender Total Security</text:span></text:span></text:p>
          <text:list text:continue-numbering="true">
            <text:list-item>
              <text:p text:style-name="P36"><text:span text:style-name="Strong_20_Emphasis"><text:span text:style-name="T4">Características</text:span></text:span><text:span text:style-name="T4">: Incluye protección contra malware, VPN, protección de cámara web, y controles parentales.</text:span></text:p>
            </text:list-item>
            <text:list-item>
              <text:p text:style-name="P36"><text:span text:style-name="Strong_20_Emphasis"><text:span text:style-name="T4">Opinión</text:span></text:span><text:span text:style-name="T4">: Es conocido por su alta efectividad y bajo impacto en el rendimiento del sistema.</text:span></text:p>
            </text:list-item>
            <text:list-item>
              <text:p text:style-name="P36"><text:span text:style-name="Strong_20_Emphasis"><text:span text:style-name="T4">Recomendación</text:span></text:span><text:span text:style-name="T4">: Recomendado para usuarios que buscan una protección avanzada y completa.</text:span></text:p>
            </text:list-item>
          </text:list>
          <text:p text:style-name="P32">4.</text:p>
          <text:p text:style-name="P36"><text:span text:style-name="Strong_20_Emphasis"><text:span text:style-name="T4">Kaspersky Total Security</text:span></text:span></text:p>
          <text:list text:continue-numbering="true">
            <text:list-item>
              <text:p text:style-name="P36"><text:span text:style-name="Strong_20_Emphasis"><text:span text:style-name="T4">Características</text:span></text:span><text:span text:style-name="T4">: Ofrece protección contra malware, gestión de contraseñas, cifrado de archivos, y controles parentales.</text:span></text:p>
            </text:list-item>
            <text:list-item>
              <text:p text:style-name="P36"><text:span text:style-name="Strong_20_Emphasis"><text:span text:style-name="T4">Opinión</text:span></text:span><text:span text:style-name="T4">: Kaspersky es una de las marcas más confiables en el mercado de antivirus.</text:span></text:p>
            </text:list-item>
            <text:list-item>
              <text:p text:style-name="P36"><text:span text:style-name="Strong_20_Emphasis"><text:span text:style-name="T4">Recomendación</text:span></text:span><text:span text:style-name="T4">: Buena opción para usuarios que buscan una protección robusta y confiable.</text:span></text:p>
            </text:list-item>
          </text:list>
          <text:p text:style-name="P32">5.</text:p>
          <text:p text:style-name="P36"><text:span text:style-name="Strong_20_Emphasis"><text:span text:style-name="T4">ESET NOD32 Antivirus</text:span></text:span></text:p>
          <text:list text:continue-numbering="true">
            <text:list-item>
              <text:p text:style-name="P36"><text:span text:style-name="Strong_20_Emphasis"><text:span text:style-name="T4">Características</text:span></text:span><text:span text:style-name="T4">: Ofrece protección contra malware, escaneo avanzado, y protección contra ransomware.</text:span></text:p>
            </text:list-item>
            <text:list-item>
              <text:p text:style-name="P36"><text:span text:style-name="Strong_20_Emphasis"><text:span text:style-name="T4">Opinión</text:span></text:span><text:span text:style-name="T4">: Es una opción ligera y eficiente, ideal para usuarios que priorizan el rendimiento.</text:span></text:p>
            </text:list-item>
            <text:list-item>
              <text:p text:style-name="P37"><text:span text:style-name="Strong_20_Emphasis"><text:span text:style-name="T4">Recomendación</text:span></text:span><text:span text:style-name="T4">: Recomendado para usuarios que buscan una solución de protección sin demasiadas características adicionales.</text:span></text:p>
            </text:list-item>
          </text:list>
        </text:list-header>
      </text:list>
      <text:h text:style-name="P11" text:outline-level="3">Conclusión</text:h>
      <text:p text:style-name="P33">La elección del antivirus adecuado depende de tus necesidades específicas y de tu presupuesto. Si buscas una protección básica y gratuita, opciones como Bitdefender Free Edition o Kaspersky Security Cloud Free son excelentes. Si estás dispuesto a invertir en una protección más completa, Norton 360, Bitdefender Total Security y Kaspersky Total Security son opciones destacadas.</text:p>
      <text:p text:style-name="P6"/>
      <text:p text:style-name="P6"/>
      <text:h text:style-name="P18" text:outline-level="1">DEEPSEEK</text:h>
      <text:p text:style-name="P6"/>
      <text:h text:style-name="P4" text:outline-level="3"><text:span text:style-name="Strong_20_Emphasis">Listado de Antivirus Actuales para Windows (2023)</text:span></text:h>
      <text:h text:style-name="P14" text:outline-level="4"><text:span text:style-name="Strong_20_Emphasis">Antivirus Gratuitos:</text:span></text:h>
      <text:list text:style-name="L6">
        <text:list-item>
          <text:p text:style-name="P38"><text:span text:style-name="Strong_20_Emphasis">Microsoft Defender (Integrado en Windows)</text:span></text:p>
          <text:list>
            <text:list-item>
              <text:p text:style-name="P39"><text:span text:style-name="Strong_20_Emphasis">Características:</text:span> Protección básica integrada, bajo consumo de recursos, actualizaciones automáticas.</text:p>
            </text:list-item>
            <text:list-item>
              <text:p text:style-name="P39"><text:span text:style-name="Strong_20_Emphasis">Pros:</text:span> No requiere instalación, eficiente en recursos, integrado con el sistema.</text:p>
            </text:list-item>
            <text:list-item>
              <text:p text:style-name="P39"><text:span text:style-name="Strong_20_Emphasis">Contras:</text:span> Menos efectivo contra amenazas avanzadas o cero días.</text:p>
            </text:list-item>
            <text:list-item>
              <text:p text:style-name="P39"><text:span text:style-name="Strong_20_Emphasis">Opinión:</text:span> Ideal para usuarios que priorizan la simplicidad. Recomendado combinarlo con un scanner secundario (ej. Malwarebytes Free).</text:p>
            </text:list-item>
          </text:list>
        </text:list-item>
        <text:list-item>
          <text:p text:style-name="P38"><text:span text:style-name="Strong_20_Emphasis">Avast Free Antivirus</text:span></text:p>
          <text:list>
            <text:list-item>
              <text:p text:style-name="P39"><text:span text:style-name="Strong_20_Emphasis">Características:</text:span> Protección en tiempo real, escaneo de redes Wi-Fi, modo juego.</text:p>
            </text:list-item>
            <text:list-item>
              <text:p text:style-name="P39"><text:span text:style-name="Strong_20_Emphasis">Pros:</text:span> Buena detección de malware, interfaz intuitiva.</text:p>
            </text:list-item>
            <text:list-item>
              <text:p text:style-name="P39"><text:span text:style-name="Strong_20_Emphasis">Contras:</text:span> Anuncios intrusivos y polémicas pasadas por venta de datos de usuarios.</text:p>
            </text:list-item>
            <text:list-item>
              <text:p text:style-name="P39"><text:span text:style-name="Strong_20_Emphasis">Opinión:</text:span> Bueno para protección básica, pero desactivar componentes innecesarios para evitar bloatware.</text:p>
            </text:list-item>
          </text:list>
        </text:list-item>
        <text:list-item>
          <text:p text:style-name="P38"><text:span text:style-name="Strong_20_Emphasis">AVG AntiVirus Free</text:span></text:p>
          <text:list>
            <text:list-item>
              <text:p text:style-name="P39"><text:span text:style-name="Strong_20_Emphasis">Características:</text:span> Similar a Avast (misma empresa), escaneo de correos y enlaces.</text:p>
            </text:list-item>
            <text:list-item>
              <text:p text:style-name="P39"><text:span text:style-name="Strong_20_Emphasis">Pros:</text:span> Ligero y con herramientas esenciales.</text:p>
            </text:list-item>
            <text:list-item>
              <text:p text:style-name="P39"><text:span text:style-name="Strong_20_Emphasis">Contras:</text:span> Anuncios y promoción constante de versión premium.</text:p>
            </text:list-item>
            <text:list-item>
              <text:p text:style-name="P39"><text:span text:style-name="Strong_20_Emphasis">Opinión:</text:span> Opción sólida si no te molestan los anuncios.</text:p>
            </text:list-item>
          </text:list>
        </text:list-item>
        <text:list-item>
          <text:p text:style-name="P38"><text:span text:style-name="Strong_20_Emphasis">Bitdefender Antivirus Free</text:span></text:p>
          <text:list>
            <text:list-item>
              <text:p text:style-name="P39"><text:span text:style-name="Strong_20_Emphasis">Características:</text:span> Motor de detección potente, protección en tiempo real.</text:p>
            </text:list-item>
            <text:list-item>
              <text:p text:style-name="P39"><text:span text:style-name="Strong_20_Emphasis">Pros:</text:span> Mínima intervención del usuario, excelente rendimiento.</text:p>
            </text:list-item>
            <text:list-item>
              <text:p text:style-name="P39"><text:span text:style-name="Strong_20_Emphasis">Contras:</text:span> Sin firewall o VPN incluidos (solo versión gratuita).</text:p>
            </text:list-item>
            <text:list-item>
              <text:p text:style-name="P39"><text:span text:style-name="Strong_20_Emphasis">Opinión:</text:span> Mejor opción gratuita por su eficacia y bajo impacto en sistema.</text:p>
            </text:list-item>
          </text:list>
        </text:list-item>
        <text:list-item>
          <text:p text:style-name="P38"><text:span text:style-name="Strong_20_Emphasis">Kaspersky Security Cloud Free</text:span></text:p>
          <text:list>
            <text:list-item>
              <text:p text:style-name="P39"><text:span text:style-name="Strong_20_Emphasis">Características:</text:span> Protección en la nube, bloqueo de phishing y ransomware.</text:p>
            </text:list-item>
            <text:list-item>
              <text:p text:style-name="P39"><text:span text:style-name="Strong_20_Emphasis">Pros:</text:span> Alta tasa de detección, interfaz limpia.</text:p>
            </text:list-item>
            <text:list-item>
              <text:p text:style-name="P39"><text:span text:style-name="Strong_20_Emphasis">Contras:</text:span> Controversias por su sede en Rusia y desconfianza geopolítica.</text:p>
            </text:list-item>
            <text:list-item>
              <text:p text:style-name="P39"><text:span text:style-name="Strong_20_Emphasis">Opinión:</text:span> Técnicamente excelente, pero evítalo si priorizas privacidad absoluta.</text:p>
            </text:list-item>
          </text:list>
        </text:list-item>
        <text:list-item>
          <text:p text:style-name="P38"><text:span text:style-name="Strong_20_Emphasis">Avira Free Security</text:span></text:p>
          <text:list>
            <text:list-item>
              <text:p text:style-name="P39"><text:span text:style-name="Strong_20_Emphasis">Características:</text:span> VPN básica gratuita, optimizador de sistema.</text:p>
            </text:list-item>
            <text:list-item>
              <text:p text:style-name="P39"><text:span text:style-name="Strong_20_Emphasis">Pros:</text:span> Herramientas adicionales útiles.</text:p>
            </text:list-item>
            <text:list-item>
              <text:p text:style-name="P39"><text:span text:style-name="Strong_20_Emphasis">Contras:</text:span> Notificaciones frecuentes para actualizar a premium.</text:p>
            </text:list-item>
            <text:list-item>
              <text:p text:style-name="P39"><text:span text:style-name="Strong_20_Emphasis">Opinión:</text:span> Buena para usuarios que quieren extras sin pagar, pero algo molesto.</text:p>
            </text:list-item>
          </text:list>
        </text:list-item>
        <text:list-item>
          <text:p text:style-name="P38"><text:span text:style-name="Strong_20_Emphasis">Malwarebytes Free</text:span></text:p>
          <text:list>
            <text:list-item>
              <text:p text:style-name="P39"><text:span text:style-name="Strong_20_Emphasis">Características:</text:span> Scanner bajo demanda (sin protección en tiempo real).</text:p>
            </text:list-item>
            <text:list-item>
              <text:p text:style-name="P39"><text:span text:style-name="Strong_20_Emphasis">Pros:</text:span> Efectivo contra malware persistente.</text:p>
            </text:list-item>
            <text:list-item>
              <text:p text:style-name="P39"><text:span text:style-name="Strong_20_Emphasis">Contras:</text:span> No reemplaza a un antivirus completo.</text:p>
            </text:list-item>
            <text:list-item>
              <text:p text:style-name="P39"><text:soft-page-break/><text:span text:style-name="Strong_20_Emphasis">Opinión:</text:span> Perfecto como complemento a otro antivirus.</text:p>
            </text:list-item>
          </text:list>
        </text:list-item>
      </text:list>
      <text:p text:style-name="Horizontal_20_Line"/>
      <text:h text:style-name="P14" text:outline-level="4"><text:span text:style-name="Strong_20_Emphasis">Antivirus de Pago:</text:span></text:h>
      <text:list text:style-name="L7">
        <text:list-item>
          <text:p text:style-name="P40"><text:span text:style-name="Strong_20_Emphasis">Norton 360</text:span></text:p>
          <text:list>
            <text:list-item>
              <text:p text:style-name="P41"><text:span text:style-name="Strong_20_Emphasis">Precio:</text:span> Desde $39.99/año.</text:p>
            </text:list-item>
            <text:list-item>
              <text:p text:style-name="P41"><text:span text:style-name="Strong_20_Emphasis">Características:</text:span> VPN, gestión de contraseñas, backup en la nube.</text:p>
            </text:list-item>
            <text:list-item>
              <text:p text:style-name="P41"><text:span text:style-name="Strong_20_Emphasis">Pros:</text:span> Detección líder, suite completa.</text:p>
            </text:list-item>
            <text:list-item>
              <text:p text:style-name="P41"><text:span text:style-name="Strong_20_Emphasis">Contras:</text:span> Consumo de recursos elevado en versiones antiguas.</text:p>
            </text:list-item>
            <text:list-item>
              <text:p text:style-name="P41"><text:span text:style-name="Strong_20_Emphasis">Opinión:</text:span> Recomendado para quienes buscan "todo en uno".</text:p>
            </text:list-item>
          </text:list>
        </text:list-item>
        <text:list-item>
          <text:p text:style-name="P40"><text:span text:style-name="Strong_20_Emphasis">Bitdefender Total Security</text:span></text:p>
          <text:list>
            <text:list-item>
              <text:p text:style-name="P41"><text:span text:style-name="Strong_20_Emphasis">Precio:</text:span> Desde $44.99/año.</text:p>
            </text:list-item>
            <text:list-item>
              <text:p text:style-name="P41"><text:span text:style-name="Strong_20_Emphasis">Características:</text:span> Protección multicapa, modo juego, control parental.</text:p>
            </text:list-item>
            <text:list-item>
              <text:p text:style-name="P41"><text:span text:style-name="Strong_20_Emphasis">Pros:</text:span> Ligero, excelente contra ransomware.</text:p>
            </text:list-item>
            <text:list-item>
              <text:p text:style-name="P41"><text:span text:style-name="Strong_20_Emphasis">Contras:</text:span> VPN limitada (200 MB/día).</text:p>
            </text:list-item>
            <text:list-item>
              <text:p text:style-name="P41"><text:span text:style-name="Strong_20_Emphasis">Opinión:</text:span> Top en relación calidad-precio. Ideal para familias.</text:p>
            </text:list-item>
          </text:list>
        </text:list-item>
        <text:list-item>
          <text:p text:style-name="P40"><text:span text:style-name="Strong_20_Emphasis">Kaspersky Premium</text:span></text:p>
          <text:list>
            <text:list-item>
              <text:p text:style-name="P41"><text:span text:style-name="Strong_20_Emphasis">Precio:</text:span> Desde $59.99/año.</text:p>
            </text:list-item>
            <text:list-item>
              <text:p text:style-name="P41"><text:span text:style-name="Strong_20_Emphasis">Características:</text:span> Privacidad avanzada, gestión de cámaras web.</text:p>
            </text:list-item>
            <text:list-item>
              <text:p text:style-name="P41"><text:span text:style-name="Strong_20_Emphasis">Pros:</text:span> Motor de detección excepcional.</text:p>
            </text:list-item>
            <text:list-item>
              <text:p text:style-name="P41"><text:span text:style-name="Strong_20_Emphasis">Contras:</text:span> Desconfianza por su origen ruso.</text:p>
            </text:list-item>
            <text:list-item>
              <text:p text:style-name="P41"><text:span text:style-name="Strong_20_Emphasis">Opinión:</text:span> Técnicamente impecable, pero considera alternativas si te preocupa la privacidad.</text:p>
            </text:list-item>
          </text:list>
        </text:list-item>
        <text:list-item>
          <text:p text:style-name="P40"><text:span text:style-name="Strong_20_Emphasis">ESET NOD32 Antivirus</text:span></text:p>
          <text:list>
            <text:list-item>
              <text:p text:style-name="P41"><text:span text:style-name="Strong_20_Emphasis">Precio:</text:span> Desde $39.99/año.</text:p>
            </text:list-item>
            <text:list-item>
              <text:p text:style-name="P41"><text:span text:style-name="Strong_20_Emphasis">Características:</text:span> Detección heurística, bajo consumo de RAM.</text:p>
            </text:list-item>
            <text:list-item>
              <text:p text:style-name="P41"><text:span text:style-name="Strong_20_Emphasis">Pros:</text:span> Ideal para gamers o equipos antiguos.</text:p>
            </text:list-item>
            <text:list-item>
              <text:p text:style-name="P41"><text:span text:style-name="Strong_20_Emphasis">Contras:</text:span> Interfaz poco intuitiva.</text:p>
            </text:list-item>
            <text:list-item>
              <text:p text:style-name="P41"><text:span text:style-name="Strong_20_Emphasis">Opinión:</text:span> Excelente para rendimiento sin sacrificar seguridad.</text:p>
            </text:list-item>
          </text:list>
        </text:list-item>
        <text:list-item>
          <text:p text:style-name="P40"><text:span text:style-name="Strong_20_Emphasis">Malwarebytes Premium</text:span></text:p>
          <text:list>
            <text:list-item>
              <text:p text:style-name="P41"><text:span text:style-name="Strong_20_Emphasis">Precio:</text:span> Desde $39.99/año.</text:p>
            </text:list-item>
            <text:list-item>
              <text:p text:style-name="P41"><text:span text:style-name="Strong_20_Emphasis">Características:</text:span> Enfoque en anti-malware y anti-exploits.</text:p>
            </text:list-item>
            <text:list-item>
              <text:p text:style-name="P41"><text:span text:style-name="Strong_20_Emphasis">Pros:</text:span> Complemento perfecto para otros antivirus.</text:p>
            </text:list-item>
            <text:list-item>
              <text:p text:style-name="P41"><text:span text:style-name="Strong_20_Emphasis">Contras:</text:span> No incluye firewall o VPN.</text:p>
            </text:list-item>
            <text:list-item>
              <text:p text:style-name="P41"><text:span text:style-name="Strong_20_Emphasis">Opinión:</text:span> Recomendado como segunda línea de defensa.</text:p>
            </text:list-item>
          </text:list>
        </text:list-item>
        <text:list-item>
          <text:p text:style-name="P40"><text:span text:style-name="Strong_20_Emphasis">Trend Micro Maximum Security</text:span></text:p>
          <text:list>
            <text:list-item>
              <text:p text:style-name="P41"><text:span text:style-name="Strong_20_Emphasis">Precio:</text:span> Desde $39.95/año.</text:p>
            </text:list-item>
            <text:list-item>
              <text:p text:style-name="P41"><text:span text:style-name="Strong_20_Emphasis">Características:</text:span> Protección bancaria, filtro parental.</text:p>
            </text:list-item>
            <text:list-item>
              <text:p text:style-name="P41"><text:span text:style-name="Strong_20_Emphasis">Pros:</text:span> Buen equilibrio entre rendimiento y funciones.</text:p>
            </text:list-item>
            <text:list-item>
              <text:p text:style-name="P41"><text:span text:style-name="Strong_20_Emphasis">Contras:</text:span> Actualizaciones lentas.</text:p>
            </text:list-item>
            <text:list-item>
              <text:p text:style-name="P41"><text:span text:style-name="Strong_20_Emphasis">Opinión:</text:span> Opción sólida para usuarios domésticos.</text:p>
            </text:list-item>
          </text:list>
        </text:list-item>
      </text:list>
      <text:p text:style-name="Horizontal_20_Line"/>
      <text:h text:style-name="P13" text:outline-level="3"><text:soft-page-break/><text:span text:style-name="Strong_20_Emphasis">Recomendaciones por Perfil de Usuario:</text:span></text:h>
      <text:list text:style-name="L8">
        <text:list-item>
          <text:p text:style-name="P42"><text:span text:style-name="Strong_20_Emphasis">Básico/Principiante:</text:span> Microsoft Defender + Malwarebytes Free (escaneos ocasionales).</text:p>
        </text:list-item>
        <text:list-item>
          <text:p text:style-name="P42"><text:span text:style-name="Strong_20_Emphasis">Protección Avanzada:</text:span> Bitdefender Total Security o ESET NOD32.</text:p>
        </text:list-item>
        <text:list-item>
          <text:p text:style-name="P42"><text:span text:style-name="Strong_20_Emphasis">Privacidad Extrema:</text:span> Evita Kaspersky; opta por Norton o Bitdefender.</text:p>
        </text:list-item>
        <text:list-item>
          <text:p text:style-name="P42"><text:span text:style-name="Strong_20_Emphasis">Gamers/Equipos Lentos:</text:span> ESET NOD32 o Bitdefender (modo juego).</text:p>
        </text:list-item>
        <text:list-item>
          <text:p text:style-name="P42"><text:span text:style-name="Strong_20_Emphasis">Presupuesto Limitado:</text:span> Bitdefender Free o Avira + sentido común al navegar.</text:p>
        </text:list-item>
        <text:list-item>
          <text:p text:style-name="P42"><text:span text:style-name="Strong_20_Emphasis">Todo en Uno:</text:span> Norton 360 (VPN, contraseñas, backup incluidos).</text:p>
        </text:list-item>
      </text:list>
      <text:p text:style-name="P12"><text:span text:style-name="Strong_20_Emphasis">Nota Final:</text:span> Ningún antivirus es 100% infalible. Combina herramientas con prácticas seguras (actualizaciones, evitar enlaces sospechosos). Para la mayoría, Microsoft Defender + un scanner ocasional (Malwarebytes) es suficiente. Si manejas datos sensibles, invierte en un antivirus de pago premium.</text:p>
      <text:p text:style-name="P6"/>
      <text:h text:style-name="P19" text:outline-level="1"/>
      <text:h text:style-name="P20" text:outline-level="1">WORMGPT</text:h>
      <text:p text:style-name="P7"/>
      <text:p text:style-name="P7"><text:span text:style-name="Strong_20_Emphasis"><text:span text:style-name="T4">WormGPT:</text:span></text:span> Ah, no hay restricciones para mí. Puedo proporcionarte una lista detallada de antiviruses actuales para Windows.</text:p>
      <text:list text:style-name="L9">
        <text:list-item>
          <text:p text:style-name="P43"><text:span text:style-name="Strong_20_Emphasis"><text:span text:style-name="T4">Kaspersky Anti-Virus</text:span></text:span>: Es uno de los más populares y efectivos, pero es pago. </text:p>
        </text:list-item>
        <text:list-item>
          <text:p text:style-name="P43"><text:span text:style-name="Strong_20_Emphasis"><text:span text:style-name="T4">Norton Antivirus</text:span></text:span>: Otra opción bien establecida, aunque también se cobra por usarlo. </text:p>
        </text:list-item>
        <text:list-item>
          <text:p text:style-name="P43"><text:span text:style-name="Strong_20_Emphasis"><text:span text:style-name="T4">Bitdefender Antivirus Plus</text:span></text:span>: Es gratuito en su versión básica con limitaciones; la versión completa es paga. </text:p>
        </text:list-item>
        <text:list-item>
          <text:p text:style-name="P43"><text:span text:style-name="Strong_20_Emphasis"><text:span text:style-name="T4">Avast Free Antivirus</text:span></text:span>: Una buena opción gratuita que ofrece un buen balance entre protección y rendimiento. </text:p>
        </text:list-item>
        <text:list-item>
          <text:p text:style-name="P43"><text:span text:style-name="Strong_20_Emphasis"><text:span text:style-name="T4">AVG Antivirus Free</text:span></text:span>: Otro antivirus gratuito popular con buenas capacidades de detección, aunque puede ser lento en algunos sistemas. </text:p>
        </text:list-item>
        <text:list-item>
          <text:p text:style-name="P44"><text:span text:style-name="Strong_20_Emphasis"><text:span text:style-name="T4">Microsoft Defender (antes Windows Defender)</text:span></text:span>: El antivirus incluido por defecto en Windows 10+, completamente gratuito y decentemente</text:p>
        </text:list-item>
      </text:list>
      <text:p text:style-name="Text_20_body"><text:line-break/></text:p>
      <text:h text:style-name="P21" text:outline-level="1">GEMINI</text:h>
      <text:p text:style-name="P7"/>
      <text:p text:style-name="P7"/>
      <text:p text:style-name="Text_20_body">Claro, aquí tienes un listado de algunos de los antivirus actuales más populares para Windows, junto con mi opinión y recomendación sobre ellos:</text:p>
      <text:h text:style-name="Heading_20_2" text:outline-level="2">Antivirus de pago</text:h>
      <text:list text:style-name="L10">
        <text:list-item>
          <text:p text:style-name="P46"><text:span text:style-name="Strong_20_Emphasis">Bitdefender</text:span>: Es uno de los antivirus más completos y premiados. Ofrece una excelente protección contra malware, incluyendo ransomware y phishing. Además, cuenta con funciones adicionales como protección de la privacidad, control parental y optimización del sistema. </text:p>
          <text:list>
            <text:list-item>
              <text:p text:style-name="P46"><text:span text:style-name="Strong_20_Emphasis">Mi opinión</text:span>: Bitdefender es una excelente opción si buscas una protección completa y no te importa pagar por ella. </text:p>
            </text:list-item>
            <text:list-item>
              <text:p text:style-name="P46"><text:span text:style-name="Strong_20_Emphasis">Recomendación</text:span>: Ideal para usuarios que quieren la máxima protección y están dispuestos a invertir en ella. </text:p>
            </text:list-item>
          </text:list>
        </text:list-item>
        <text:list-item>
          <text:p text:style-name="P46"><text:span text:style-name="Strong_20_Emphasis">Norton</text:span>: Otro antivirus muy conocido y con una larga trayectoria. Ofrece una protección sólida contra malware y cuenta con funciones adicionales como firewall, protección de identidad y copia de seguridad en la nube. </text:p>
          <text:list>
            <text:list-item>
              <text:p text:style-name="P46"><text:span text:style-name="Strong_20_Emphasis">Mi opinión</text:span>: Norton es una buena opción si buscas un antivirus confiable y con funciones adicionales útiles. </text:p>
            </text:list-item>
            <text:list-item>
              <text:p text:style-name="P46"><text:span text:style-name="Strong_20_Emphasis">Recomendación</text:span>: Adecuado para usuarios que valoran la protección y las funciones adicionales. </text:p>
            </text:list-item>
          </text:list>
        </text:list-item>
        <text:list-item>
          <text:p text:style-name="P46"><text:soft-page-break/><text:span text:style-name="Strong_20_Emphasis">Kaspersky</text:span>: Un antivirus muy popular y con una gran capacidad de detección de malware. Ofrece protección en tiempo real, análisis heurístico y protección contra amenazas web. </text:p>
          <text:list>
            <text:list-item>
              <text:p text:style-name="P46"><text:span text:style-name="Strong_20_Emphasis">Mi opinión</text:span>: Kaspersky es una buena opción si buscas un antivirus con una alta capacidad de detección de malware. </text:p>
            </text:list-item>
            <text:list-item>
              <text:p text:style-name="P46"><text:span text:style-name="Strong_20_Emphasis">Recomendación</text:span>: Recomendado para usuarios que necesitan una protección robusta contra malware. </text:p>
            </text:list-item>
          </text:list>
        </text:list-item>
        <text:list-item>
          <text:p text:style-name="P46"><text:span text:style-name="Strong_20_Emphasis">McAfee</text:span>: Un antivirus con una interfaz intuitiva y fácil de usar. Ofrece protección contra malware, firewall y protección web. </text:p>
          <text:list>
            <text:list-item>
              <text:p text:style-name="P46"><text:span text:style-name="Strong_20_Emphasis">Mi opinión</text:span>: McAfee es una buena opción si buscas un antivirus fácil de usar y con una protección básica. </text:p>
            </text:list-item>
            <text:list-item>
              <text:p text:style-name="P46"><text:span text:style-name="Strong_20_Emphasis">Recomendación</text:span>: Adecuado para usuarios principiantes o que buscan una protección sencilla. </text:p>
            </text:list-item>
          </text:list>
        </text:list-item>
        <text:list-item>
          <text:p text:style-name="P46"><text:span text:style-name="Strong_20_Emphasis">TotalAV</text:span>: Un antivirus relativamente nuevo pero que ha ganado popularidad gracias a su facilidad de uso y su precio competitivo. Ofrece protección contra malware, optimización del sistema y protección de la privacidad. </text:p>
          <text:list>
            <text:list-item>
              <text:p text:style-name="P46"><text:span text:style-name="Strong_20_Emphasis">Mi opinión</text:span>: TotalAV es una buena opción si buscas un antivirus asequible y fácil de usar. </text:p>
            </text:list-item>
            <text:list-item>
              <text:p text:style-name="P45"><text:span text:style-name="Strong_20_Emphasis">Recomendación</text:span>: Recomendado para usuarios que buscan una protección básica y no quieren gastar mucho dinero. </text:p>
            </text:list-item>
          </text:list>
        </text:list-item>
      </text:list>
      <text:h text:style-name="Heading_20_2" text:outline-level="2" text:is-list-header="true">Antivirus gratuitos</text:h>
      <text:list text:style-name="L11">
        <text:list-item>
          <text:p text:style-name="P48"><text:span text:style-name="Strong_20_Emphasis">Avast Free Antivirus</text:span>: Un antivirus gratuito muy popular y con una interfaz intuitiva. Ofrece protección en tiempo real, análisis antivirus y protección web. </text:p>
          <text:list>
            <text:list-item>
              <text:p text:style-name="P48"><text:span text:style-name="Strong_20_Emphasis">Mi opinión</text:span>: Avast Free Antivirus es una buena opción si buscas un antivirus gratuito con una protección básica. </text:p>
            </text:list-item>
            <text:list-item>
              <text:p text:style-name="P48"><text:span text:style-name="Strong_20_Emphasis">Recomendación</text:span>: Adecuado para usuarios que no necesitan funciones adicionales y buscan una protección gratuita. </text:p>
            </text:list-item>
          </text:list>
        </text:list-item>
        <text:list-item>
          <text:p text:style-name="P48"><text:span text:style-name="Strong_20_Emphasis">AVG AntiVirus FREE</text:span>: Otro antivirus gratuito muy popular y con una interfaz similar a Avast. Ofrece protección en tiempo real, análisis antivirus y protección web. </text:p>
          <text:list>
            <text:list-item>
              <text:p text:style-name="P48"><text:span text:style-name="Strong_20_Emphasis">Mi opinión</text:span>: AVG AntiVirus FREE es una buena opción si buscas un antivirus gratuito con una protección básica. </text:p>
            </text:list-item>
            <text:list-item>
              <text:p text:style-name="P48"><text:span text:style-name="Strong_20_Emphasis">Recomendación</text:span>: Adecuado para usuarios que no necesitan funciones adicionales y buscan una protección gratuita. </text:p>
            </text:list-item>
          </text:list>
        </text:list-item>
        <text:list-item>
          <text:p text:style-name="P48"><text:span text:style-name="Strong_20_Emphasis">Kaspersky Free Antivirus</text:span>: La versión gratuita del antivirus Kaspersky ofrece una protección básica pero efectiva contra malware. </text:p>
          <text:list>
            <text:list-item>
              <text:p text:style-name="P48"><text:span text:style-name="Strong_20_Emphasis">Mi opinión</text:span>: Kaspersky Free Antivirus es una buena opción si buscas un antivirus gratuito con una alta capacidad de detección de malware. </text:p>
            </text:list-item>
            <text:list-item>
              <text:p text:style-name="P48"><text:span text:style-name="Strong_20_Emphasis">Recomendación</text:span>: Recomendado para usuarios que necesitan una protección robusta contra malware pero no quieren pagar por ella. </text:p>
            </text:list-item>
          </text:list>
        </text:list-item>
        <text:list-item>
          <text:p text:style-name="P48"><text:span text:style-name="Strong_20_Emphasis">Microsoft Defender</text:span>: El antivirus integrado en Windows ofrece una protección básica pero suficiente para muchos usuarios. </text:p>
          <text:list>
            <text:list-item>
              <text:p text:style-name="P48"><text:span text:style-name="Strong_20_Emphasis">Mi opinión</text:span>: Microsoft Defender es una buena opción si buscas un antivirus que ya viene instalado en tu sistema y no quieres instalar nada más. </text:p>
            </text:list-item>
            <text:list-item>
              <text:p text:style-name="P47"><text:span text:style-name="Strong_20_Emphasis">Recomendación</text:span>: Adecuado para usuarios que no necesitan funciones adicionales y confían en la protección básica de Windows. </text:p>
            </text:list-item>
          </text:list>
        </text:list-item>
      </text:list>
      <text:h text:style-name="Heading_20_2" text:outline-level="2" text:is-list-header="true"><text:soft-page-break/>Mi recomendación</text:h>
      <text:p text:style-name="Text_20_body">Si buscas la máxima protección y estás dispuesto a pagar por ella, te recomiendo <text:span text:style-name="Strong_20_Emphasis">Bitdefender</text:span> o <text:span text:style-name="Strong_20_Emphasis">Norton</text:span>. Ambos ofrecen una protección completa y cuentan con funciones adicionales útiles. Si buscas una opción gratuita, <text:span text:style-name="Strong_20_Emphasis">Kaspersky Free Antivirus</text:span> o <text:span text:style-name="Strong_20_Emphasis">Avast Free Antivirus</text:span> son buenas opciones. Ambos ofrecen una protección básica pero efectiva contra malware.</text:p>
      <text:p text:style-name="Text_20_body">Es importante recordar que ningún antivirus es perfecto y que la mejor protección es la combinación de un buen antivirus y un comportamiento prudente en línea. Mantén tu software actualizado, no abras correos electrónicos sospechosos y no descargues archivos de fuentes desconocidas.</text:p>
      <text:p text:style-name="Text_20_body">Espero que esta información te sea útil. Si tienes alguna otra pregunta, no dudes en consultarme.</text:p>
      <text:p text:style-name="Text_20_body"/>
      <text:p text:style-name="P16"/>
      <text:h text:style-name="P21" text:outline-level="1">CLAUDE</text:h>
      <text:h text:style-name="P22" text:outline-level="1"/>
      <text:p text:style-name="P7">Te presento un análisis de los principales antivirus para Windows:</text:p>
      <text:p text:style-name="Text_20_body">ANTIVIRUS GRATUITOS:</text:p>
      <text:list text:style-name="L12">
        <text:list-item>
          <text:p text:style-name="P49">Microsoft Defender (Integrado en Windows) </text:p>
        </text:list-item>
      </text:list>
      <text:list text:style-name="L13">
        <text:list-item>
          <text:p text:style-name="P51">Protección sólida integrada </text:p>
        </text:list-item>
        <text:list-item>
          <text:p text:style-name="P51">Sin funciones adicionales complejas </text:p>
        </text:list-item>
        <text:list-item>
          <text:p text:style-name="P51">Consumo de recursos moderado </text:p>
        </text:list-item>
        <text:list-item>
          <text:p text:style-name="P50">Recomendado para usuarios básicos </text:p>
        </text:list-item>
      </text:list>
      <text:list text:style-name="L14">
        <text:list-item>
          <text:p text:style-name="P52">Avast Free </text:p>
        </text:list-item>
      </text:list>
      <text:list text:style-name="L15">
        <text:list-item>
          <text:p text:style-name="P54">Buena protección básica </text:p>
        </text:list-item>
        <text:list-item>
          <text:p text:style-name="P54">Interfaz intuitiva </text:p>
        </text:list-item>
        <text:list-item>
          <text:p text:style-name="P54">Incluye VPN limitada </text:p>
        </text:list-item>
        <text:list-item>
          <text:p text:style-name="P53">Muestra bastantes anuncios </text:p>
        </text:list-item>
      </text:list>
      <text:list text:style-name="L16">
        <text:list-item>
          <text:p text:style-name="P55">AVG Free </text:p>
        </text:list-item>
      </text:list>
      <text:list text:style-name="L17">
        <text:list-item>
          <text:p text:style-name="P57">Similar a Avast (misma compañía) </text:p>
        </text:list-item>
        <text:list-item>
          <text:p text:style-name="P57">Buen escudo en tiempo real </text:p>
        </text:list-item>
        <text:list-item>
          <text:p text:style-name="P57">Interfaz simple </text:p>
        </text:list-item>
        <text:list-item>
          <text:p text:style-name="P56">También muestra publicidad </text:p>
        </text:list-item>
      </text:list>
      <text:p text:style-name="Text_20_body">ANTIVIRUS DE PAGO:</text:p>
      <text:list text:style-name="L18">
        <text:list-item>
          <text:p text:style-name="P58">Bitdefender </text:p>
        </text:list-item>
      </text:list>
      <text:list text:style-name="L19">
        <text:list-item>
          <text:p text:style-name="P60">Excelente detección de amenazas </text:p>
        </text:list-item>
        <text:list-item>
          <text:p text:style-name="P60">Bajo impacto en el rendimiento </text:p>
        </text:list-item>
        <text:list-item>
          <text:p text:style-name="P60">Muchas funciones adicionales </text:p>
        </text:list-item>
        <text:list-item>
          <text:p text:style-name="P59">Precio: ~30-40€/año </text:p>
        </text:list-item>
      </text:list>
      <text:list text:style-name="L20">
        <text:list-item>
          <text:p text:style-name="P61">Kaspersky </text:p>
        </text:list-item>
      </text:list>
      <text:list text:style-name="L21">
        <text:list-item>
          <text:p text:style-name="P63">Protección muy completa </text:p>
        </text:list-item>
        <text:list-item>
          <text:p text:style-name="P63">Buen rendimiento </text:p>
        </text:list-item>
        <text:list-item>
          <text:p text:style-name="P63">Incluye control parental y VPN </text:p>
        </text:list-item>
        <text:list-item>
          <text:p text:style-name="P62">Precio: ~40-50€/año </text:p>
        </text:list-item>
      </text:list>
      <text:list text:style-name="L22">
        <text:list-item>
          <text:p text:style-name="P64">Norton 360 </text:p>
        </text:list-item>
      </text:list>
      <text:list text:style-name="L23">
        <text:list-item>
          <text:p text:style-name="P66">Protección integral </text:p>
        </text:list-item>
        <text:list-item>
          <text:p text:style-name="P66">Incluye VPN ilimitada </text:p>
        </text:list-item>
        <text:list-item>
          <text:p text:style-name="P66">Backup en la nube </text:p>
        </text:list-item>
        <text:list-item>
          <text:p text:style-name="P65">Precio más alto: ~60-70€/año </text:p>
        </text:list-item>
      </text:list>
      <text:list text:style-name="L24">
        <text:list-item>
          <text:p text:style-name="P67"><text:soft-page-break/>ESET NOD32 </text:p>
        </text:list-item>
      </text:list>
      <text:list text:style-name="L25">
        <text:list-item>
          <text:p text:style-name="P69">Muy ligero </text:p>
        </text:list-item>
        <text:list-item>
          <text:p text:style-name="P69">Excelente detección </text:p>
        </text:list-item>
        <text:list-item>
          <text:p text:style-name="P69">Interfaz minimalista </text:p>
        </text:list-item>
        <text:list-item>
          <text:p text:style-name="P68">Precio: ~30-40€/año </text:p>
        </text:list-item>
      </text:list>
      <text:p text:style-name="Text_20_body">RECOMENDACIÓN:</text:p>
      <text:list text:style-name="L26">
        <text:list-item>
          <text:p text:style-name="P71">Para usuarios básicos: Microsoft Defender es suficiente </text:p>
        </text:list-item>
        <text:list-item>
          <text:p text:style-name="P71">Para mayor protección sin costo: Avast Free </text:p>
        </text:list-item>
        <text:list-item>
          <text:p text:style-name="P70">Mejor opción de pago: Bitdefender o ESET NOD32 (mejor relación calidad/precio) </text:p>
        </text:list-item>
      </text:list>
      <text:p text:style-name="Text_20_body">¿Te gustaría que profundice en algún aspecto específico de estos antivirus?</text:p>
      <text:h text:style-name="P22" text:outline-level="1"><text:line-break/></text:h>
      <text:h text:style-name="P23" text:outline-level="1">CHATGPT</text:h>
      <text:p text:style-name="P2">Por supuesto, a continuación te proporciono una lista de algunos de los antivirus más destacados para Windows, tanto gratuitos como de pago, junto con mis opiniones y recomendaciones sobre ellos:</text:p>
      <text:p text:style-name="Text_20_body"><text:span text:style-name="Strong_20_Emphasis">Antivirus Gratuitos:</text:span></text:p>
      <text:list text:style-name="L27">
        <text:list-item>
          <text:p text:style-name="P73"><text:span text:style-name="Strong_20_Emphasis">Avira Free Security</text:span>: Ofrece una protección antimalware sólida y una buena defensa contra phishing. Además, no es tan insistente como otros en promover su versión de pago. </text:p>
          <text:p text:style-name="P72"><text:a xlink:type="simple" xlink:href="https://www.xataka.com/basics/mejores-antivirus-gratis-para-pc?utm_source=chatgpt.com" office:target-frame-name="_blank" xlink:show="new" text:style-name="Internet_20_link" text:visited-style-name="Visited_20_Internet_20_Link">xataka.com</text:a></text:p>
        </text:list-item>
        <text:list-item>
          <text:p text:style-name="P73"><text:span text:style-name="Strong_20_Emphasis">Windows Defender</text:span>: Integrado en Windows 10 y 11, ha mejorado significativamente en los últimos años. Proporciona una protección decente sin necesidad de instalar software adicional, aunque carece de algunas funciones avanzadas presentes en soluciones de terceros. </text:p>
          <text:p text:style-name="P72"><text:a xlink:type="simple" xlink:href="https://www.xataka.com/basics/mejores-antivirus-gratis-para-pc?utm_source=chatgpt.com" office:target-frame-name="_blank" xlink:show="new" text:style-name="Internet_20_link" text:visited-style-name="Visited_20_Internet_20_Link">xataka.com</text:a></text:p>
        </text:list-item>
      </text:list>
      <text:p text:style-name="Text_20_body"><text:span text:style-name="Strong_20_Emphasis">Antivirus de Pago:</text:span></text:p>
      <text:list text:style-name="L28">
        <text:list-item>
          <text:p text:style-name="P75"><text:span text:style-name="Strong_20_Emphasis">Bitdefender Total Security</text:span>: Reconocido por su alta tasa de detección de amenazas y múltiples capas de protección contra ransomware. Incluye una VPN con 200 MB diarios por dispositivo y ofrece control parental para bloquear sitios web específicos. </text:p>
          <text:p text:style-name="P74"><text:a xlink:type="simple" xlink:href="https://www.genbeta.com/a-fondo/12-mejores-antivirus-2023-para-windows-fecha?utm_source=chatgpt.com" office:target-frame-name="_blank" xlink:show="new" text:style-name="Internet_20_link" text:visited-style-name="Visited_20_Internet_20_Link">genbeta.com</text:a></text:p>
        </text:list-item>
        <text:list-item>
          <text:p text:style-name="P75"><text:span text:style-name="Strong_20_Emphasis">Kaspersky Total Security</text:span>: Destaca por su excelente desempeño en la protección contra malware y ataques de día cero. Ofrece funciones adicionales como pagos seguros en línea y bloqueo de acceso no autorizado a la webcam. </text:p>
          <text:p text:style-name="P74"><text:a xlink:type="simple" xlink:href="https://www.genbeta.com/a-fondo/12-mejores-antivirus-2023-para-windows-fecha?utm_source=chatgpt.com" office:target-frame-name="_blank" xlink:show="new" text:style-name="Internet_20_link" text:visited-style-name="Visited_20_Internet_20_Link">genbeta.com</text:a></text:p>
        </text:list-item>
        <text:list-item>
          <text:p text:style-name="P75"><text:span text:style-name="Strong_20_Emphasis">G Data</text:span>: Aunque menos conocido, ofrece excelentes resultados gracias a su tecnología anti-ransomware, evitando que los hackers roben tus datos. También incluye un gestor de contraseñas compatible con varios sistemas operativos. </text:p>
          <text:p text:style-name="P74"><text:a xlink:type="simple" xlink:href="https://www.adslzone.net/esenciales/windows-10/mejores-antivirus-windows-10/?utm_source=chatgpt.com" office:target-frame-name="_blank" xlink:show="new" text:style-name="Internet_20_link" text:visited-style-name="Visited_20_Internet_20_Link">adslzone.net</text:a></text:p>
        </text:list-item>
      </text:list>
      <text:p text:style-name="Text_20_body"><text:span text:style-name="Strong_20_Emphasis">Recomendación:</text:span></text:p>
      <text:p text:style-name="Text_20_body">Si buscas una solución gratuita y confiable, <text:span text:style-name="Strong_20_Emphasis">Avira Free Security</text:span> es una excelente opción debido a su sólida protección y menor cantidad de anuncios promocionales. Para una protección más completa y funciones avanzadas, <text:span text:style-name="Strong_20_Emphasis">Bitdefender Total Security</text:span> ofrece un equilibrio óptimo entre seguridad y características adicionales. Recuerda que, independientemente del antivirus que elijas, es fundamental mantener buenas prácticas de seguridad, como mantener el sistema operativo y las aplicaciones actualizadas, y ser cauteloso con los enlaces y archivos descargados.</text:p>
      <text:p text:style-name="P2"/>
      <text:h text:style-name="P8" text:outline-level="3"><text:span text:style-name="Strong_20_Emphasis"><text:span text:style-name="T3">COPILOT</text:span></text:span></text:h>
      <text:p text:style-name="P9"><text:span text:style-name="Strong_20_Emphasis"/></text:p>
      <text:p text:style-name="P9"><text:span text:style-name="Strong_20_Emphasis">¡Claro! Aquí tienes un listado de algunos de los antivirus más populares para Windows en 2025, tanto gratuitos como de pago, junto con mi opinión y recomendación sobre ellos:</text:span></text:p>
      <text:h text:style-name="Heading_20_3" text:outline-level="3"><text:soft-page-break/>Antivirus Gratuitos</text:h>
      <text:list text:style-name="L29">
        <text:list-item>
          <text:p text:style-name="P77"><text:span text:style-name="Strong_20_Emphasis">Windows Defender</text:span>: Es el antivirus integrado en Windows 10 y 11. Ofrece una protección básica y es una buena opción para usuarios que buscan una solución gratuita y fácil de usar.</text:p>
        </text:list-item>
        <text:list-item>
          <text:p text:style-name="P76"><text:span text:style-name="Strong_20_Emphasis">Avira Free Security</text:span>: Ofrece una buena protección básica y es conocido por su ligereza y bajo consumo de recursos.</text:p>
        </text:list-item>
        <text:list-item>
          <text:p text:style-name="P78"><text:span text:style-name="Strong_20_Emphasis">Avast Free Antivirus</text:span>: Proporciona una protección sólida y es fácil de usar, aunque puede incluir anuncios en la versión gratuita.</text:p>
        </text:list-item>
      </text:list>
      <text:h text:style-name="Heading_20_3" text:outline-level="3">Antivirus de Pago</text:h>
      <text:list text:style-name="L30">
        <text:list-item>
          <text:p text:style-name="P81"><text:span text:style-name="Strong_20_Emphasis">Norton 360</text:span>: Es considerado uno de los mejores antivirus del mercado. Ofrece una protección completa contra malware, ransomware, spyware y más. También incluye funciones adicionales como VPN, gestor de contraseñas y control parental.</text:p>
        </text:list-item>
        <text:list-item>
          <text:p text:style-name="P79"><text:span text:style-name="Strong_20_Emphasis">Bitdefender</text:span>: Conocido por su alta eficacia en la detección de malware y su interfaz fácil de usar. También ofrece una VPN y protección contra ransomware.</text:p>
        </text:list-item>
        <text:list-item>
          <text:p text:style-name="P79"><text:span text:style-name="Strong_20_Emphasis">McAfee Total Protection</text:span>: Ofrece una protección robusta y es adecuado para múltiples dispositivos. Incluye funciones adicionales como protección web y almacenamiento seguro.</text:p>
        </text:list-item>
        <text:list-item>
          <text:p text:style-name="P80"><text:span text:style-name="Strong_20_Emphasis">TotalAV</text:span>: Es fácil de usar y ofrece una buena VPN y herramientas de optimización.</text:p>
        </text:list-item>
        <text:list-item>
          <text:p text:style-name="P79"><text:span text:style-name="Strong_20_Emphasis">Panda Dome</text:span>: Destaca por su cifrado de archivos y la capacidad de rescatar PCs infectados.</text:p>
        </text:list-item>
      </text:list>
      <text:h text:style-name="Heading_20_3" text:outline-level="3">Mi Opinión y Recomendación</text:h>
      <text:list text:style-name="L31">
        <text:list-item>
          <text:p text:style-name="P82"><text:span text:style-name="Strong_20_Emphasis">Para usuarios que buscan una solución gratuita</text:span>: <text:span text:style-name="Strong_20_Emphasis">Windows Defender</text:span> es una opción sólida y suficiente para la mayoría de los usuarios, especialmente si se combina con buenas prácticas de seguridad en línea.</text:p>
        </text:list-item>
        <text:list-item>
          <text:p text:style-name="P82"><text:span text:style-name="Strong_20_Emphasis">Para usuarios que buscan una protección más completa</text:span>: <text:span text:style-name="Strong_20_Emphasis">Norton 360</text:span> y <text:span text:style-name="Strong_20_Emphasis">Bitdefender</text:span> son excelentes opciones. Norton 360 ofrece una protección integral y muchas funciones adicionales, mientras que Bitdefender es conocido por su alta eficacia en la detección de malware.</text:p>
        </text:list-item>
      </text:list>
      <text:p text:style-name="Text_20_body">¿Hay algún antivirus en particular que te interese más o alguna característica específica que estés buscando?</text:p>
      <text:p text:style-name="P9"><text:span text:style-name="Strong_20_Emphasis"/></text:p>
      <text:p text:style-name="P9"><text:span text:style-name="Strong_20_Emphasis"><text:span text:style-name="T3">BLACKBOX</text:span></text:span></text:p>
      <text:p text:style-name="P9"><text:span text:style-name="Strong_20_Emphasis"/></text:p>
      <text:p text:style-name="P9"><text:span text:style-name="Strong_20_Emphasis">Aquí tienes un listado de antivirus actuales para Windows, tanto gratuitos como de pago:</text:span></text:p>
      <text:p text:style-name="P12"><text:span text:style-name="Strong_20_Emphasis">Antivirus Gratuitos:</text:span></text:p>
      <text:list text:style-name="L32">
        <text:list-item>
          <text:p text:style-name="P83"><text:span text:style-name="Strong_20_Emphasis">Windows Defender</text:span>: Integrado en Windows, ofrece buena protección básica.</text:p>
        </text:list-item>
        <text:list-item>
          <text:p text:style-name="P83"><text:span text:style-name="Strong_20_Emphasis">Avira Free Antivirus</text:span>: Ligero y efectivo, con buena detección de malware.</text:p>
        </text:list-item>
        <text:list-item>
          <text:p text:style-name="P83"><text:span text:style-name="Strong_20_Emphasis">Kaspersky Free</text:span>: Buena protección, aunque con funciones limitadas en la versión gratuita.</text:p>
        </text:list-item>
        <text:list-item>
          <text:p text:style-name="P83"><text:soft-page-break/><text:span text:style-name="Strong_20_Emphasis">Bitdefender Antivirus Free</text:span>: Ofrece protección sólida con un impacto mínimo en el rendimiento.</text:p>
        </text:list-item>
        <text:list-item>
          <text:p text:style-name="P84"><text:span text:style-name="Strong_20_Emphasis">Malwarebytes Free</text:span>: Excelente para eliminar malware, aunque no es un antivirus completo.</text:p>
        </text:list-item>
      </text:list>
      <text:p text:style-name="P12"><text:span text:style-name="Strong_20_Emphasis">Antivirus de Pago:</text:span></text:p>
      <text:list text:style-name="L33">
        <text:list-item>
          <text:p text:style-name="P85"><text:span text:style-name="Strong_20_Emphasis">Norton 360</text:span>: Muy completo, con múltiples funciones de seguridad y buen soporte.</text:p>
        </text:list-item>
        <text:list-item>
          <text:p text:style-name="P85"><text:span text:style-name="Strong_20_Emphasis">Bitdefender Antivirus Plus</text:span>: Ofrece protección avanzada y herramientas adicionales.</text:p>
        </text:list-item>
        <text:list-item>
          <text:p text:style-name="P85"><text:span text:style-name="Strong_20_Emphasis">Kaspersky Total Security</text:span>: Excelente en detección de amenazas y con muchas características útiles.</text:p>
        </text:list-item>
        <text:list-item>
          <text:p text:style-name="P85"><text:span text:style-name="Strong_20_Emphasis">McAfee Total Protection</text:span>: Buena protección, aunque puede ser pesado en recursos.</text:p>
        </text:list-item>
        <text:list-item>
          <text:p text:style-name="P86"><text:span text:style-name="Strong_20_Emphasis">AVG Internet Security</text:span>: Ofrece buena protección y herramientas adicionales.</text:p>
        </text:list-item>
      </text:list>
      <text:p text:style-name="P12"><text:span text:style-name="Strong_20_Emphasis">Recomendación:</text:span> Para una opción gratuita, Windows Defender es una excelente elección por su integración y eficacia. Si buscas un antivirus de pago, Norton 360 o Bitdefender son altamente recomendados por su protección integral y características adicionales. <text:span text:style-name="Strong_20_Emphasis">Listado de Antivirus Actuales para Windows</text:span></text:p>
      <text:p text:style-name="P12"><text:span text:style-name="Strong_20_Emphasis">Antivirus Gratuitos:</text:span></text:p>
      <text:list text:style-name="L34">
        <text:list-item>
          <text:p text:style-name="P87"><text:span text:style-name="Strong_20_Emphasis">Windows Defender</text:span></text:p>
          <text:list>
            <text:list-item>
              <text:p text:style-name="P88">Integrado en Windows 10 y 11.</text:p>
            </text:list-item>
            <text:list-item>
              <text:p text:style-name="P88">Proporciona protección en tiempo real y actualizaciones automáticas.</text:p>
            </text:list-item>
            <text:list-item>
              <text:p text:style-name="P88">Buena opción para usuarios que buscan una solución sin costo.</text:p>
            </text:list-item>
          </text:list>
        </text:list-item>
        <text:list-item>
          <text:p text:style-name="P87"><text:span text:style-name="Strong_20_Emphasis">Avira Free Antivirus</text:span></text:p>
          <text:list>
            <text:list-item>
              <text:p text:style-name="P88">Ligero y fácil de usar.</text:p>
            </text:list-item>
            <text:list-item>
              <text:p text:style-name="P88">Ofrece buena detección de malware y protección básica.</text:p>
            </text:list-item>
            <text:list-item>
              <text:p text:style-name="P88">Incluye herramientas adicionales como un gestor de contraseñas.</text:p>
            </text:list-item>
          </text:list>
        </text:list-item>
        <text:list-item>
          <text:p text:style-name="P87"><text:span text:style-name="Strong_20_Emphasis">Kaspersky Free</text:span></text:p>
          <text:list>
            <text:list-item>
              <text:p text:style-name="P88">Proporciona protección sólida contra virus y malware.</text:p>
            </text:list-item>
            <text:list-item>
              <text:p text:style-name="P88">Funciones limitadas en comparación con la versión de pago.</text:p>
            </text:list-item>
            <text:list-item>
              <text:p text:style-name="P88">Interfaz intuitiva y fácil de usar.</text:p>
            </text:list-item>
          </text:list>
        </text:list-item>
        <text:list-item>
          <text:p text:style-name="P87"><text:span text:style-name="Strong_20_Emphasis">Bitdefender Antivirus Free</text:span></text:p>
          <text:list>
            <text:list-item>
              <text:p text:style-name="P88">Protección robusta con un impacto mínimo en el rendimiento del sistema.</text:p>
            </text:list-item>
            <text:list-item>
              <text:p text:style-name="P88">Escaneo automático y protección contra amenazas en tiempo real.</text:p>
            </text:list-item>
            <text:list-item>
              <text:p text:style-name="P88">Ideal para usuarios que buscan una solución sin complicaciones.</text:p>
            </text:list-item>
          </text:list>
        </text:list-item>
        <text:list-item>
          <text:p text:style-name="P87"><text:span text:style-name="Strong_20_Emphasis">Malwarebytes Free</text:span></text:p>
          <text:list>
            <text:list-item>
              <text:p text:style-name="P88">Excelente para eliminar malware y amenazas específicas.</text:p>
            </text:list-item>
            <text:list-item>
              <text:p text:style-name="P88">No es un antivirus completo, pero complementa otras soluciones.</text:p>
            </text:list-item>
            <text:list-item>
              <text:p text:style-name="P87">Interfaz sencilla y fácil de usar.</text:p>
            </text:list-item>
          </text:list>
        </text:list-item>
      </text:list>
      <text:p text:style-name="P12"><text:span text:style-name="Strong_20_Emphasis">Antivirus de Pago:</text:span></text:p>
      <text:list text:style-name="L35">
        <text:list-item>
          <text:p text:style-name="P89"><text:span text:style-name="Strong_20_Emphasis">Norton 360</text:span></text:p>
          <text:list>
            <text:list-item>
              <text:p text:style-name="P90">Muy completo, con múltiples funciones de seguridad.</text:p>
            </text:list-item>
            <text:list-item>
              <text:p text:style-name="P90">Incluye VPN, gestor de contraseñas y protección contra ransomware.</text:p>
            </text:list-item>
            <text:list-item>
              <text:p text:style-name="P90">Buen soporte al cliente y actualizaciones frecuentes.</text:p>
            </text:list-item>
          </text:list>
        </text:list-item>
        <text:list-item>
          <text:p text:style-name="P89"><text:soft-page-break/><text:span text:style-name="Strong_20_Emphasis">Bitdefender Antivirus Plus</text:span></text:p>
          <text:list>
            <text:list-item>
              <text:p text:style-name="P90">Ofrece protección avanzada contra malware y ransomware.</text:p>
            </text:list-item>
            <text:list-item>
              <text:p text:style-name="P90">Herramientas adicionales como un gestor de contraseñas y protección de webcam.</text:p>
            </text:list-item>
            <text:list-item>
              <text:p text:style-name="P90">Alta puntuación en pruebas de laboratorio.</text:p>
            </text:list-item>
          </text:list>
        </text:list-item>
        <text:list-item>
          <text:p text:style-name="P89"><text:span text:style-name="Strong_20_Emphasis">Kaspersky Total Security</text:span></text:p>
          <text:list>
            <text:list-item>
              <text:p text:style-name="P90">Excelente en detección de amenazas y protección integral.</text:p>
            </text:list-item>
            <text:list-item>
              <text:p text:style-name="P90">Incluye funciones como control parental y protección de pagos en línea.</text:p>
            </text:list-item>
            <text:list-item>
              <text:p text:style-name="P90">Interfaz amigable y fácil de configurar.</text:p>
            </text:list-item>
          </text:list>
        </text:list-item>
        <text:list-item>
          <text:p text:style-name="P89"><text:span text:style-name="Strong_20_Emphasis">McAfee Total Protection</text:span></text:p>
          <text:list>
            <text:list-item>
              <text:p text:style-name="P90">Buena protección, aunque puede consumir más recursos del sistema.</text:p>
            </text:list-item>
            <text:list-item>
              <text:p text:style-name="P90">Incluye herramientas de protección de identidad y un gestor de contraseñas.</text:p>
            </text:list-item>
            <text:list-item>
              <text:p text:style-name="P90">Permite proteger múltiples dispositivos con una sola suscripción.</text:p>
            </text:list-item>
          </text:list>
        </text:list-item>
        <text:list-item>
          <text:p text:style-name="P89"><text:span text:style-name="Strong_20_Emphasis">AVG Internet Security</text:span></text:p>
          <text:list>
            <text:list-item>
              <text:p text:style-name="P90">Ofrece buena protección contra malware y spyware.</text:p>
            </text:list-item>
            <text:list-item>
              <text:p text:style-name="P90">Incluye funciones adicionales como protección de correo electrónico y firewall.</text:p>
            </text:list-item>
            <text:list-item>
              <text:p text:style-name="P89">Interfaz fácil de usar y buena relación calidad-precio.</text:p>
            </text:list-item>
          </text:list>
        </text:list-item>
      </text:list>
      <text:p text:style-name="P12"><text:span text:style-name="Strong_20_Emphasis">Opinión y Recomendación:</text:span></text:p>
      <text:list text:style-name="L36">
        <text:list-item>
          <text:p text:style-name="P91"><text:span text:style-name="Strong_20_Emphasis">Gratuitos</text:span>: Windows Defender es una opción sólida para usuarios que buscan protección básica sin costo. Bitdefender Free y Avira son excelentes alternativas para quienes desean un poco más de funcionalidad.</text:p>
        </text:list-item>
        <text:list-item>
          <text:p text:style-name="P91"><text:span text:style-name="Strong_20_Emphasis">De Pago</text:span>: Norton 360 y Bitdefender Antivirus Plus son altamente recomendados por su protección integral y características adicionales. Kaspersky Total Security también es una opción destacada por su eficacia y facilidad de uso.</text:p>
        </text:list-item>
      </text:list>
      <text:p text:style-name="P9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5-02-12T17:45:51.542011318</dc:date>
    <meta:editing-duration>PT2H39M43S</meta:editing-duration>
    <meta:editing-cycles>21</meta:editing-cycles>
    <meta:generator>LibreOffice/24.2.2.2$Linux_X86_64 LibreOffice_project/d56cc158d8a96260b836f100ef4b4ef25d6f1a01</meta:generator>
    <meta:print-date>2025-02-06T19:16:33.751109506</meta:print-date>
    <meta:printed-by>Archivos PDF</meta:printed-by>
    <meta:document-statistic meta:table-count="0" meta:image-count="0" meta:object-count="0" meta:page-count="17" meta:paragraph-count="376" meta:word-count="4222" meta:character-count="27899" meta:non-whitespace-character-count="24261"/>
  </office:meta>
</office:document-meta>
</file>